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9211e" loext:opacity="100%" style:font-name="Comic Sans MS" style:text-underline-style="solid" style:text-underline-width="auto" style:text-underline-color="font-color" officeooo:rsid="000234e2" officeooo:paragraph-rsid="000234e2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omic Sans MS" style:text-underline-style="none" officeooo:rsid="000234e2" officeooo:paragraph-rsid="000234e2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omic Sans MS" style:text-underline-style="none" officeooo:rsid="000234e2" officeooo:paragraph-rsid="00033649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Comic Sans MS" style:text-underline-style="none" officeooo:rsid="00041651" officeooo:paragraph-rsid="00033649"/>
    </style:style>
    <style:style style:name="P5" style:family="paragraph" style:parent-style-name="Standard">
      <style:paragraph-properties fo:text-align="start" style:justify-single-word="false"/>
      <style:text-properties fo:color="#3465a4" loext:opacity="100%" style:font-name="Comic Sans MS" style:text-underline-style="none" officeooo:rsid="000361a0" officeooo:paragraph-rsid="000361a0"/>
    </style:style>
    <style:style style:name="P6" style:family="paragraph" style:parent-style-name="Standard">
      <style:paragraph-properties fo:text-align="start" style:justify-single-word="false"/>
      <style:text-properties fo:color="#3465a4" loext:opacity="100%" style:font-name="Comic Sans MS" fo:font-size="12pt" style:text-underline-style="none" officeooo:rsid="000234e2" officeooo:paragraph-rsid="0003364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033649"/>
    </style:style>
    <style:style style:name="P8" style:family="paragraph" style:parent-style-name="Standard">
      <style:paragraph-properties fo:text-align="center" style:justify-single-word="false"/>
      <style:text-properties fo:color="#c9211e" loext:opacity="100%" style:font-name="Comic Sans MS" style:text-underline-style="solid" style:text-underline-width="auto" style:text-underline-color="font-color" officeooo:rsid="00046b83" officeooo:paragraph-rsid="00046b83"/>
    </style:style>
    <style:style style:name="P9" style:family="paragraph" style:parent-style-name="Standard">
      <style:paragraph-properties fo:text-align="start" style:justify-single-word="false"/>
      <style:text-properties style:font-name="Arial Black" style:text-underline-style="solid" style:text-underline-width="auto" style:text-underline-color="font-color" fo:font-weight="bold" officeooo:paragraph-rsid="00046b83" style:font-weight-asian="bold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41651"/>
    </style:style>
    <style:style style:name="T4" style:family="text">
      <style:text-properties fo:font-variant="normal" fo:text-transform="none" fo:color="#3465a4" loext:opacity="100%" style:font-name="Comic Sans MS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3465a4" loext:opacity="100%" style:font-name="Comic Sans MS" fo:font-size="12pt" fo:letter-spacing="normal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2" fo:font-size="18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2" fo:font-size="18pt" fo:font-style="normal" style:text-underline-style="none" fo:font-weight="bold" style:text-blinking="false" fo:background-color="transparent" loext:char-shading-value="0" style:font-size-asian="18pt" style:font-size-complex="18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8pt" style:text-underline-style="none" style:text-blinking="false" fo:background-color="transparent" loext:char-shading-value="0" style:font-size-asian="18pt" style:font-size-complex="18pt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8pt" fo:font-style="normal" style:text-underline-style="none" fo:font-weight="bold" style:text-blinking="false" fo:background-color="transparent" loext:char-shading-value="0" style:font-size-asian="18pt" style:font-size-complex="18pt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8pt" fo:font-style="normal" style:text-underline-style="none" style:text-blinking="false" fo:background-color="transparent" loext:char-shading-value="0" style:font-size-asian="18pt" style:font-size-complex="18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8pt" fo:font-style="normal" style:text-blinking="false" fo:background-color="transparent" loext:char-shading-value="0" style:font-size-asian="18pt" style:font-size-complex="18pt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8pt" style:text-blinking="false" fo:background-color="transparent" loext:char-shading-value="0" style:font-size-asian="18pt" style:font-size-complex="18pt"/>
    </style:style>
    <style:style style:name="T14" style:family="text">
      <style:text-properties officeooo:rsid="00041651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font-name="Comic Sans MS" style:text-underline-style="none" officeooo:rsid="00029606"/>
    </style:style>
    <style:style style:name="T17" style:family="text">
      <style:text-properties fo:color="#000000" loext:opacity="100%" style:font-name="Comic Sans MS" fo:font-size="18pt" style:text-underline-style="none" officeooo:rsid="00029606" style:font-size-asian="18pt" style:font-size-complex="18pt"/>
    </style:style>
    <style:style style:name="T18" style:family="text">
      <style:text-properties fo:color="#000000" loext:opacity="100%" fo:font-size="18pt" style:text-underline-style="none" officeooo:rsid="00029606" style:font-size-asian="18pt" style:font-size-complex="18pt"/>
    </style:style>
    <style:style style:name="T19" style:family="text">
      <style:text-properties fo:color="#000000" loext:opacity="100%" fo:font-size="18pt" officeooo:rsid="00029606" style:font-size-asian="18pt" style:font-size-complex="18pt"/>
    </style:style>
    <style:style style:name="T20" style:family="text">
      <style:text-properties fo:color="#000000" loext:opacity="100%" style:text-underline-style="none" officeooo:rsid="00029606"/>
    </style:style>
    <style:style style:name="T21" style:family="text">
      <style:text-properties fo:color="#000000" loext:opacity="100%" officeooo:rsid="00029606"/>
    </style:style>
    <style:style style:name="T22" style:family="text">
      <style:text-properties officeooo:rsid="00035160"/>
    </style:style>
    <style:style style:name="T23" style:family="text">
      <style:text-properties officeooo:rsid="000361a0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361a0"/>
    </style:style>
    <style:style style:name="T26" style:family="text">
      <style:text-properties fo:color="#3465a4" loext:opacity="100%" style:font-name="Comic Sans MS" style:text-underline-style="none" officeooo:rsid="000361a0"/>
    </style:style>
    <style:style style:name="T27" style:family="text">
      <style:text-properties fo:color="#3465a4" loext:opacity="100%" style:font-name="Comic Sans MS" style:text-underline-style="none" officeooo:rsid="00041651"/>
    </style:style>
    <style:style style:name="T28" style:family="text">
      <style:text-properties fo:color="#3465a4" loext:opacity="100%" style:font-name="Comic Sans MS" style:text-underline-style="solid" style:text-underline-width="auto" style:text-underline-color="font-color" officeooo:rsid="000361a0"/>
    </style:style>
    <style:style style:name="T29" style:family="text">
      <style:text-properties fo:color="#3465a4" loext:opacity="100%" style:font-name="Comic Sans MS" style:text-underline-style="solid" style:text-underline-width="auto" style:text-underline-color="font-color" officeooo:rsid="00041651"/>
    </style:style>
    <style:style style:name="T30" style:family="text">
      <style:text-properties fo:color="#3465a4" loext:opacity="100%" style:font-name="Comic Sans MS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anniers Gourmands </text:p>
      <text:p text:style-name="P1"/>
      <text:p text:style-name="P9"><text:span text:style-name="T19">Mission </text:span><text:span text:style-name="T12">Contexte e-commerce et étudiants</text:span> <text:span text:style-name="T21">:</text:span></text:p>
      <text:p text:style-name="P2">1.1 Rédiger les principes de fonctionnement d’une boutique en ligne.</text:p>
      <text:p text:style-name="P6"><text:span text:style-name="T2">En</text:span><text:span text:style-name="T1"> </text:span><text:span text:style-name="T2">résumé, </text:span><text:span text:style-name="T3">une boutique en ligne</text:span><text:span text:style-name="T1"> </text:span><text:span text:style-name="T2">fonctionne</text:span><text:span text:style-name="T1"> </text:span><text:span text:style-name="T2">en</text:span><text:span text:style-name="T1"> </text:span><text:span text:style-name="T2">fournissant</text:span><text:span text:style-name="T1"> </text:span><text:span text:style-name="T2">une plate-forme en</text:span><text:span text:style-name="T1"> </text:span><text:span text:style-name="T2">ligne</text:span><text:span text:style-name="T1"> </text:span><text:span text:style-name="T2">sur</text:span><text:span text:style-name="T1"> </text:span><text:span text:style-name="T2">laquelle</text:span><text:span text:style-name="T1"> </text:span><text:span text:style-name="T2">les</text:span><text:span text:style-name="T1"> </text:span><text:span text:style-name="T2">entreprises</text:span><text:span text:style-name="T1"> </text:span><text:span text:style-name="T2">exposent</text:span><text:span text:style-name="T1"> </text:span><text:span text:style-name="T2">leurs</text:span><text:span text:style-name="T1"> </text:span><text:span text:style-name="T2">produits, les</text:span><text:span text:style-name="T1"> </text:span><text:span text:style-name="T2">consommateurs</text:span><text:span text:style-name="T1"> </text:span><text:span text:style-name="T2">achètent les</text:span><text:span text:style-name="T1"> </text:span><text:span text:style-name="T2">produits</text:span><text:span text:style-name="T1"> </text:span><text:span text:style-name="T2">via</text:span><text:span text:style-name="T1"> </text:span><text:span text:style-name="T2">des</text:span><text:span text:style-name="T1"> </text:span><text:span text:style-name="T2">paiements</text:span><text:span text:style-name="T1"> </text:span><text:span text:style-name="T2">sécurisés, préparent</text:span><text:span text:style-name="T1"> </text:span><text:span text:style-name="T2">et</text:span><text:span text:style-name="T1"> </text:span><text:span text:style-name="T2">expédient</text:span><text:span text:style-name="T1"> </text:span><text:span text:style-name="T2">les</text:span><text:span text:style-name="T1"> </text:span><text:span text:style-name="T2">produits</text:span><text:span text:style-name="T1"> </text:span><text:span text:style-name="T2">et</text:span><text:span text:style-name="T1"> </text:span><text:span text:style-name="T2">fournissent</text:span><text:span text:style-name="T1"> </text:span><text:span text:style-name="T2">des</text:span><text:span text:style-name="T1"> </text:span><text:span text:style-name="T2">services</text:span><text:span text:style-name="T1"> </text:span><text:span text:style-name="T2">après-vente pour</text:span><text:span text:style-name="T1"> </text:span><text:span text:style-name="T2">répondre</text:span><text:span text:style-name="T1"> </text:span><text:span text:style-name="T2">aux besoins</text:span><text:span text:style-name="T1"> </text:span><text:span text:style-name="T2">des</text:span><text:span text:style-name="T1"> </text:span><text:span text:style-name="T2">clients.</text:span> </text:p>
      <text:p text:style-name="P6"/>
      <text:p text:style-name="P3">1.<text:span text:style-name="T14">2</text:span> <text:span text:style-name="T14">Décrire les caractéristiques principales du statut de micro-entrepreneur.</text:span></text:p>
      <text:p text:style-name="P4">Les caractéristiques principales du statut de micro-entrepreneur :</text:p>
      <text:p text:style-name="P4"/>
      <text:p text:style-name="P4">1-<text:span text:style-name="T24">La simplification administratives</text:span> <text:span text:style-name="T22">offre des démarches </text:span><text:s/><text:span text:style-name="T23">administratives et comptables , ce qui les rend attrayant pour les entrepreneurs individuels</text:span></text:p>
      <text:p text:style-name="P4"/>
      <text:p text:style-name="P4">2-<text:span text:style-name="T24">Le régime de droit commun</text:span> <text:s/><text:span text:style-name="T23">est un ensemble de règles et de lois générales qui s’appliquent par défaut à une situation donnée .</text:span></text:p>
      <text:p text:style-name="P4"/>
      <text:p text:style-name="P7"><text:span text:style-name="T26">3</text:span><text:span text:style-name="T27">-</text:span><text:span text:style-name="T28">La r</text:span><text:span text:style-name="T29">esponsabilité limitée</text:span><text:span text:style-name="T27"> </text:span><text:span text:style-name="T4">est</text:span><text:span text:style-name="T5"> </text:span><text:span text:style-name="T4">un</text:span><text:span text:style-name="T5"> </text:span><text:span text:style-name="T4">concept</text:span><text:span text:style-name="T5"> </text:span><text:span text:style-name="T4">dans</text:span><text:span text:style-name="T5"> </text:span><text:span text:style-name="T4">lequel</text:span><text:span text:style-name="T5"> </text:span><text:span text:style-name="T4">différentes</text:span><text:span text:style-name="T5"> </text:span><text:span text:style-name="T4">personnes</text:span><text:span text:style-name="T5"> </text:span><text:span text:style-name="T4">physiques</text:span><text:span text:style-name="T5"> </text:span><text:span text:style-name="T4">impliquées dans</text:span><text:span text:style-name="T5"> </text:span><text:span text:style-name="T4">une personne</text:span><text:span text:style-name="T5"> </text:span><text:span text:style-name="T4">morale</text:span><text:span text:style-name="T5"> </text:span><text:span text:style-name="T4">limitent</text:span><text:span text:style-name="T5"> </text:span><text:span text:style-name="T4">leur</text:span><text:span text:style-name="T5"> </text:span><text:span text:style-name="T4">responsabilité</text:span><text:span text:style-name="T5"> </text:span><text:span text:style-name="T4">financière</text:span><text:span text:style-name="T5"> </text:span><text:span text:style-name="T4">à</text:span><text:span text:style-name="T5"> </text:span><text:span text:style-name="T4">un</text:span><text:span text:style-name="T5"> </text:span><text:span text:style-name="T4">certain</text:span><text:span text:style-name="T5"> </text:span><text:span text:style-name="T4">montant, généralement</text:span><text:span text:style-name="T5"> </text:span><text:span text:style-name="T4">le</text:span><text:span text:style-name="T5"> </text:span><text:span text:style-name="T4">montant</text:span><text:span text:style-name="T5"> </text:span><text:span text:style-name="T4">de</text:span><text:span text:style-name="T5"> </text:span><text:span text:style-name="T4">leurs</text:span><text:span text:style-name="T5"> </text:span><text:span text:style-name="T4">investissements</text:span><text:span text:style-name="T5"> </text:span><text:span text:style-name="T4">respectifs</text:span><text:span text:style-name="T5"> </text:span><text:span text:style-name="T4">dans</text:span><text:span text:style-name="T5"> </text:span><text:span text:style-name="T4">la</text:span><text:span text:style-name="T5"> </text:span><text:span text:style-name="T4">personne</text:span><text:span text:style-name="T5"> </text:span><text:span text:style-name="T4">morale.</text:span><text:span text:style-name="T30"> </text:span></text:p>
      <text:p text:style-name="P4"/>
      <text:p text:style-name="P4"><text:span text:style-name="T23">4</text:span>-<text:span text:style-name="T25">Plafonds de chiffres d’affaires :</text:span><text:span text:style-name="T23"> Les micro-entrepreneurs sont soumis à des plafonds de chiffres d’affaires , qui varient en fonction de l’activité. Ces plafonds déterminent si vous pouvez bénéficier de ce régime fiscal avantageux</text:span> </text:p>
      <text:p text:style-name="P4"/>
      <text:p text:style-name="P4"><text:span text:style-name="T15">1.3</text:span> <text:span text:style-name="T15">Y’ a t-il des points particuliers à signaler lorsque le projet est porté par un étudiant?</text:span></text:p>
      <text:p text:style-name="P5">Lorsque le projet est porté par un étudiant , ils ont des points particuliers comme la planification à long terme , gestion financière , ressource universitaire 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09:37:26.076000000</meta:creation-date>
    <dc:date>2023-10-11T16:21:33.932000000</dc:date>
    <meta:editing-duration>PT1H52M15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2" meta:word-count="235" meta:character-count="1629" meta:non-whitespace-character-count="1400"/>
  </office:meta>
</office:document-meta>
</file>